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9413" officeooo:paragraph-rsid="000e9413"/>
    </style:style>
    <style:style style:name="P2" style:family="paragraph" style:parent-style-name="Standard" style:list-style-name="L7">
      <style:paragraph-properties fo:text-align="justify" style:justify-single-word="false"/>
      <style:text-properties officeooo:rsid="000e9413" officeooo:paragraph-rsid="001ca22c"/>
    </style:style>
    <style:style style:name="P3" style:family="paragraph" style:parent-style-name="Standard" style:list-style-name="L7">
      <style:paragraph-properties fo:text-align="justify" style:justify-single-word="false"/>
      <style:text-properties fo:font-weight="bold" officeooo:paragraph-rsid="000fee91" style:font-weight-asian="bold" style:font-weight-complex="bold"/>
    </style:style>
    <style:style style:name="P4" style:family="paragraph" style:parent-style-name="Standard" style:list-style-name="L7">
      <style:paragraph-properties fo:text-align="justify" style:justify-single-word="false"/>
      <style:text-properties officeooo:rsid="0012ec65" officeooo:paragraph-rsid="0012ec65"/>
    </style:style>
    <style:style style:name="P5" style:family="paragraph" style:parent-style-name="Standard" style:list-style-name="L7">
      <style:paragraph-properties fo:text-align="justify" style:justify-single-word="false"/>
      <style:text-properties officeooo:rsid="0012ec65" officeooo:paragraph-rsid="00151e01"/>
    </style:style>
    <style:style style:name="P6" style:family="paragraph" style:parent-style-name="Standard">
      <style:paragraph-properties fo:text-align="justify" style:justify-single-word="false"/>
      <style:text-properties officeooo:rsid="0012ec65" officeooo:paragraph-rsid="00151e01"/>
    </style:style>
    <style:style style:name="P7" style:family="paragraph" style:parent-style-name="Standard" style:list-style-name="L7">
      <style:paragraph-properties fo:text-align="justify" style:justify-single-word="false"/>
      <style:text-properties officeooo:paragraph-rsid="000fee91"/>
    </style:style>
    <style:style style:name="P8" style:family="paragraph" style:parent-style-name="Standard">
      <style:paragraph-properties fo:text-align="justify" style:justify-single-word="false"/>
      <style:text-properties officeooo:paragraph-rsid="000fee91"/>
    </style:style>
    <style:style style:name="P9" style:family="paragraph" style:parent-style-name="Standard" style:list-style-name="L7">
      <style:paragraph-properties fo:text-align="justify" style:justify-single-word="false"/>
      <style:text-properties officeooo:rsid="0018318c" officeooo:paragraph-rsid="0018318c"/>
    </style:style>
    <style:style style:name="P10" style:family="paragraph" style:parent-style-name="Standard">
      <style:paragraph-properties fo:text-align="justify" style:justify-single-word="false"/>
      <style:text-properties officeooo:rsid="0018318c" officeooo:paragraph-rsid="0018318c"/>
    </style:style>
    <style:style style:name="P11" style:family="paragraph" style:parent-style-name="Standard" style:list-style-name="L7">
      <style:paragraph-properties fo:text-align="justify" style:justify-single-word="false"/>
      <style:text-properties officeooo:rsid="001ca22c" officeooo:paragraph-rsid="001ca22c"/>
    </style:style>
    <style:style style:name="P12" style:family="paragraph" style:parent-style-name="Standard" style:list-style-name="L7">
      <style:paragraph-properties fo:text-align="justify" style:justify-single-word="false"/>
      <style:text-properties officeooo:rsid="001ca22c" officeooo:paragraph-rsid="001db369"/>
    </style:style>
    <style:style style:name="P13" style:family="paragraph" style:parent-style-name="Standard" style:list-style-name="L9">
      <style:paragraph-properties fo:text-align="justify" style:justify-single-word="false"/>
      <style:text-properties officeooo:rsid="001caf62" officeooo:paragraph-rsid="001caf62"/>
    </style:style>
    <style:style style:name="P14" style:family="paragraph" style:parent-style-name="Standard">
      <style:paragraph-properties fo:text-align="justify" style:justify-single-word="false"/>
      <style:text-properties officeooo:rsid="001caf62" officeooo:paragraph-rsid="001caf62"/>
    </style:style>
    <style:style style:name="P15" style:family="paragraph" style:parent-style-name="Standard" style:list-style-name="L10">
      <style:paragraph-properties fo:text-align="justify" style:justify-single-word="false"/>
      <style:text-properties officeooo:rsid="001caf62" officeooo:paragraph-rsid="001db369"/>
    </style:style>
    <style:style style:name="P16" style:family="paragraph" style:parent-style-name="Standard" style:list-style-name="L7">
      <style:paragraph-properties fo:text-align="justify" style:justify-single-word="false"/>
      <style:text-properties officeooo:rsid="001db369" officeooo:paragraph-rsid="001db369"/>
    </style:style>
    <style:style style:name="P17" style:family="paragraph" style:parent-style-name="Standard">
      <style:paragraph-properties fo:text-align="justify" style:justify-single-word="false"/>
      <style:text-properties officeooo:rsid="001db369" officeooo:paragraph-rsid="001db369"/>
    </style:style>
    <style:style style:name="P18" style:family="paragraph" style:parent-style-name="Standard" style:list-style-name="L11">
      <style:paragraph-properties fo:text-align="justify" style:justify-single-word="false"/>
      <style:text-properties officeooo:rsid="001db369" officeooo:paragraph-rsid="001db369"/>
    </style:style>
    <style:style style:name="T1" style:family="text">
      <style:text-properties officeooo:rsid="000d0d08"/>
    </style:style>
    <style:style style:name="T2" style:family="text">
      <style:text-properties officeooo:rsid="000e9413"/>
    </style:style>
    <style:style style:name="T3" style:family="text">
      <style:text-properties officeooo:rsid="000fee91"/>
    </style:style>
    <style:style style:name="T4" style:family="text">
      <style:text-properties officeooo:rsid="00117202"/>
    </style:style>
    <style:style style:name="T5" style:family="text">
      <style:text-properties fo:font-weight="bold" officeooo:rsid="000fee91" style:font-weight-asian="bold" style:font-weight-complex="bold"/>
    </style:style>
    <style:style style:name="T6" style:family="text">
      <style:text-properties fo:font-style="italic" officeooo:rsid="000fee91" style:font-style-asian="italic" style:font-style-complex="italic"/>
    </style:style>
    <style:style style:name="T7" style:family="text">
      <style:text-properties fo:font-style="italic" officeooo:rsid="00117202" style:font-style-asian="italic" style:font-style-complex="italic"/>
    </style:style>
    <style:style style:name="T8" style:family="text">
      <style:text-properties fo:font-style="italic" officeooo:rsid="0014cf89" style:font-style-asian="italic" style:font-style-complex="italic"/>
    </style:style>
    <style:style style:name="T9" style:family="text">
      <style:text-properties officeooo:rsid="001389f1"/>
    </style:style>
    <style:style style:name="T10" style:family="text">
      <style:text-properties officeooo:rsid="0014cf89"/>
    </style:style>
    <style:style style:name="T11" style:family="text">
      <style:text-properties officeooo:rsid="001975c3"/>
    </style:style>
    <style:style style:name="T12" style:family="text">
      <style:text-properties officeooo:rsid="001bb268"/>
    </style:style>
    <style:style style:name="T13" style:family="text">
      <style:text-properties officeooo:rsid="001ca22c"/>
    </style:style>
    <style:style style:name="T14" style:family="text">
      <style:text-properties officeooo:rsid="001caf62"/>
    </style:style>
    <style:style style:name="T15" style:family="text">
      <style:text-properties officeooo:rsid="001db369"/>
    </style:style>
    <style:style style:name="T16" style:family="text">
      <style:text-properties officeooo:rsid="001e67cc"/>
    </style:style>
    <style:style style:name="T17" style:family="text">
      <style:text-properties officeooo:rsid="001fbf2c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733438" text:style-name="L7">
        <text:list-item>
          <text:p text:style-name="P3"><text:span text:style-name="T1">Statically Typed language:</text:span></text:p>
          <text:p text:style-name="P7"><text:span text:style-name="T2">Type of language in which the variable type are checked at the compile time(type of the variable is known at the compile time). This is a compile or intermediate type language and is used at enterprise applications.</text:span></text:p>
          <text:p text:style-name="P7"/>
          <text:p text:style-name="P3"><text:span text:style-name="T2">Dynamically Typed Language:</text:span></text:p>
          <text:p text:style-name="P7"><text:span text:style-name="T2">The type of the variables is checked during the run-time</text:span></text:p>
        </text:list-item>
      </text:list>
      <text:p text:style-name="P8"><text:tab/></text:p>
      <text:p text:style-name="P8"><text:tab/><text:span text:style-name="T6">Java is a both statically and dynamically typed language.</text:span></text:p>
      <text:p text:style-name="P8"/>
      <text:p text:style-name="P8"><text:tab/><text:span text:style-name="T5">Strongly Typed Language</text:span></text:p>
      <text:p text:style-name="P8"><text:tab/><text:span text:style-name="T4">the type of the data (Ex: integer,character, decimal,...etc) is specified and <text:s/>highly considered.</text:span></text:p>
      <text:p text:style-name="P8"><text:span text:style-name="T3"><text:tab/></text:span></text:p>
      <text:p text:style-name="P8"><text:span text:style-name="T3"><text:tab/></text:span><text:span text:style-name="T5">Loosely Typed Language</text:span></text:p>
      <text:p text:style-name="P8"><text:tab/><text:span text:style-name="T4">the loosely typed language is a programming language that odes not require a variable to be <text:tab/>defined.</text:span></text:p>
      <text:p text:style-name="P8"><text:tab/></text:p>
      <text:p text:style-name="P8"><text:tab/><text:span text:style-name="T7">Java is a strongly typed language </text:span><text:span text:style-name="T3"><text:s/></text:span></text:p>
      <text:p text:style-name="P8"/>
      <text:p text:style-name="P8"/>
      <text:list xml:id="list174120724703043" text:continue-numbering="true" text:style-name="L7">
        <text:list-item>
          <text:p text:style-name="P4">Case Sensitive </text:p>
        </text:list-item>
      </text:list>
      <text:p text:style-name="P6"><text:tab/>The ability to distinguish uppercase or lowercase letters in a computer system or program. This <text:tab/>types of languages identify the lowercase and upper case letters as two different letters. <text:span text:style-name="T9">C#, <text:tab/>Java, XML, <text:s/>C+,C++,Python...etc are case sensitive languages.</text:span></text:p>
      <text:p text:style-name="P6"><text:tab/></text:p>
      <text:list xml:id="list174120329227667" text:continue-numbering="true" text:style-name="L7">
        <text:list-header>
          <text:p text:style-name="P5">Case Insensitive</text:p>
        </text:list-header>
      </text:list>
      <text:p text:style-name="P6"><text:tab/><text:span text:style-name="T9">the ability to ignore the difference between upper case and lower case versions of a letter. <text:tab/>Ada.SQL. Pascal are example for case insensitive languages. </text:span></text:p>
      <text:p text:style-name="P6"/>
      <text:list xml:id="list174121182798844" text:continue-numbering="true" text:style-name="L7">
        <text:list-header>
          <text:p text:style-name="P5">Case Sensitive- Insensitive</text:p>
        </text:list-header>
      </text:list>
      <text:p text:style-name="P6"><text:tab/></text:p>
      <text:p text:style-name="P6"><text:tab/><text:span text:style-name="T8">Java is case sensitive</text:span><text:span text:style-name="T10">.</text:span></text:p>
      <text:p text:style-name="P6"/>
      <text:p text:style-name="P6"/>
      <text:list xml:id="list174121063090178" text:continue-numbering="true" text:style-name="L7">
        <text:list-item>
          <text:p text:style-name="P9">Identity conversion</text:p>
          <text:p text:style-name="P9">Java programming language permits for any type to convert from a type to that same type. In other word assigning two instance of same type is identity conversion.</text:p>
          <text:p text:style-name="P9">Ex:</text:p>
          <text:list>
            <text:list-header>
              <text:p text:style-name="P9">int int1 = 2;</text:p>
              <text:p text:style-name="P9">int int2 = 3;</text:p>
              <text:p text:style-name="P9">int1 = int2;</text:p>
            </text:list-header>
          </text:list>
        </text:list-item>
      </text:list>
      <text:p text:style-name="P10"/>
      <text:p text:style-name="P10"><text:s text:c="18"/><text:span text:style-name="T11">String str1;</text:span></text:p>
      <text:p text:style-name="P10"><text:s text:c="18"/><text:span text:style-name="T11">String <text:s/>str2 = “NAME”;</text:span></text:p>
      <text:p text:style-name="P10"><text:tab/> <text:s text:c="6"/><text:span text:style-name="T11">str1 = str2; </text:span></text:p>
      <text:p text:style-name="P10"/>
      <text:list xml:id="list174120582021305" text:continue-numbering="true" text:style-name="L7">
        <text:list-header>
          <text:p text:style-name="P9"/>
        </text:list-header>
        <text:list-item>
          <text:p text:style-name="P9"><text:s/><text:span text:style-name="T12">Primitive widening conversion</text:span></text:p>
          <text:p text:style-name="P11"><text:soft-page-break/><text:span text:style-name="T15">P</text:span>rimitive widening conversion is done automatically. <text:span text:style-name="T14">following specific data type conversions are included in widening primitive type conversions</text:span></text:p>
        </text:list-item>
      </text:list>
      <text:list xml:id="list1587323255" text:style-name="L9">
        <text:list-item>
          <text:p text:style-name="P13">byte to short, int, long, float, double</text:p>
        </text:list-item>
        <text:list-item>
          <text:p text:style-name="P13">short to int, long, float, double</text:p>
        </text:list-item>
        <text:list-item>
          <text:p text:style-name="P13">char to int, long, float, double</text:p>
        </text:list-item>
        <text:list-item>
          <text:p text:style-name="P13">int to long , float, double</text:p>
        </text:list-item>
        <text:list-item>
          <text:p text:style-name="P13">long to float or double</text:p>
        </text:list-item>
      </text:list>
      <text:p text:style-name="P14"><text:s/><text:tab/><text:span text:style-name="T15">F</text:span>ollowing conversions are done automatically <text:span text:style-name="T15">as </text:span><text:span text:style-name="T13">storing <text:s/>a smaller size type in a large size type. </text:span></text:p>
      <text:list xml:id="list2547455853" text:style-name="L10">
        <text:list-item>
          <text:p text:style-name="P15">byte to short, int, long, float, double</text:p>
        </text:list-item>
        <text:list-item>
          <text:p text:style-name="P15">short to int, long, float, double</text:p>
        </text:list-item>
        <text:list-item>
          <text:p text:style-name="P15">char to int, long, float, double</text:p>
        </text:list-item>
        <text:list-item>
          <text:p text:style-name="P15">int to long , double</text:p>
        </text:list-item>
      </text:list>
      <text:list xml:id="list174120805975585" text:continue-list="list174120582021305" text:style-name="L7">
        <text:list-header>
          <text:p text:style-name="P12">In this case, information about the overall magnitude of a numeric value are not lost, <text:span text:style-name="T15">where the numeric value preserved exactly <text:s/>as </text:span>storing <text:s/>a smaller size type in a large size typ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byte, short, char to floating</text:p>
                            </text:list-item>
                            <text:list-item>
                              <text:p text:style-name="P16">int to double</text:p>
                            </text:list-item>
                            <text:list-item>
                              <text:p text:style-name="P16">float to dou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7"><text:tab/>But following widening primitive conversions may result <text:s/>lost of some of the least significalt <text:tab/>bits of the value. <text:s/><text:span text:style-name="T16">Those conversions have low accuracy and slow conversion.</text:span></text:p>
      <text:list xml:id="list1998775894" text:style-name="L11">
        <text:list-item>
          <text:p text:style-name="P18">Int to float</text:p>
        </text:list-item>
        <text:list-item>
          <text:p text:style-name="P18">long to float <text:span text:style-name="T16">(</text:span><text:span text:style-name="T17">T</text:span><text:span text:style-name="T16">his conversion occurs due to the IEEE 754 standard structuring)</text:span></text:p>
        </text:list-item>
        <text:list-item>
          <text:p text:style-name="P18">long to double</text:p>
          <text:p text:style-name="P18"/>
        </text:list-item>
      </text:list>
      <text:list xml:id="list174121037050099" text:continue-list="list174120805975585" text:style-name="L7">
        <text:list-header>
          <text:p text:style-name="P2"/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04:14.355588658</meta:creation-date>
    <meta:generator>LibreOffice/7.3.7.2$Linux_X86_64 LibreOffice_project/30$Build-2</meta:generator>
    <dc:date>2023-07-31T17:41:19.056902463</dc:date>
    <meta:editing-duration>PT3H23M35S</meta:editing-duration>
    <meta:editing-cycles>4</meta:editing-cycles>
    <meta:document-statistic meta:table-count="0" meta:image-count="0" meta:object-count="0" meta:page-count="2" meta:paragraph-count="54" meta:word-count="438" meta:character-count="2578" meta:non-whitespace-character-count="2136"/>
  </office:meta>
</office:document-meta>
</file>